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pl" number:country="PL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0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ax_glebokosc_lis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table:style-name="ce3" office:value-type="string" calcext:value-type="string">
            <text:p>przeciwnik</text:p>
          </table:table-cell>
          <table:table-cell table:style-name="ce3" office:value-type="string" calcext:value-type="string">
            <text:p>czas [warunek petli]</text:p>
          </table:table-cell>
          <table:table-cell table:style-name="ce3" office:value-type="string" calcext:value-type="string">
            <text:p>maksymalna glebokosc liscia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0" calcext:value-type="float">
            <text:p>1000</text:p>
          </table:table-cell>
          <table:table-cell office:value-type="float" office:value="8.73619605394605" calcext:value-type="float">
            <text:p>8,74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1000" calcext:value-type="float">
            <text:p>1000</text:p>
          </table:table-cell>
          <table:table-cell office:value-type="float" office:value="9.83154365079365" calcext:value-type="float">
            <text:p>9,83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1000" calcext:value-type="float">
            <text:p>1000</text:p>
          </table:table-cell>
          <table:table-cell office:value-type="float" office:value="9.28493741879036" calcext:value-type="float">
            <text:p>9,28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00" calcext:value-type="float">
            <text:p>500</text:p>
          </table:table-cell>
          <table:table-cell office:value-type="float" office:value="7.4392358132064" calcext:value-type="float">
            <text:p>7,44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500" calcext:value-type="float">
            <text:p>500</text:p>
          </table:table-cell>
          <table:table-cell office:value-type="float" office:value="8.56147222222222" calcext:value-type="float">
            <text:p>8,56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500" calcext:value-type="float">
            <text:p>500</text:p>
          </table:table-cell>
          <table:table-cell office:value-type="float" office:value="8.15798024198024" calcext:value-type="float">
            <text:p>8,16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0" calcext:value-type="float">
            <text:p>250</text:p>
          </table:table-cell>
          <table:table-cell office:value-type="float" office:value="6.22903402050306" calcext:value-type="float">
            <text:p>6,23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250" calcext:value-type="float">
            <text:p>250</text:p>
          </table:table-cell>
          <table:table-cell office:value-type="float" office:value="7.24166666666667" calcext:value-type="float">
            <text:p>7,24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250" calcext:value-type="float">
            <text:p>250</text:p>
          </table:table-cell>
          <table:table-cell office:value-type="float" office:value="7.05716752691753" calcext:value-type="float">
            <text:p>7,06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4.59784892884893" calcext:value-type="float">
            <text:p>4,60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float" office:value="100" calcext:value-type="float">
            <text:p>100</text:p>
          </table:table-cell>
          <table:table-cell office:value-type="float" office:value="5.45492857142857" calcext:value-type="float">
            <text:p>5,45</text:p>
          </table:table-cell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100" calcext:value-type="float">
            <text:p>100</text:p>
          </table:table-cell>
          <table:table-cell office:value-type="float" office:value="5.46352741702742" calcext:value-type="float">
            <text:p>5,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08" number:language="pl" number:country="PL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00:07:11.145744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00:08:56.599706738</dc:date>
    <meta:editing-duration>PT3M36S</meta:editing-duration>
    <meta:editing-cycles>2</meta:editing-cycles>
    <meta:generator>LibreOffice/6.0.6.2$Linux_X86_64 LibreOffice_project/00m0$Build-2</meta:generator>
    <meta:document-statistic meta:table-count="1" meta:cell-count="39" meta:object-count="0"/>
  </office:meta>
</office:document-meta>
</file>